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5.805cm"/>
    </style:style>
    <style:style style:name="pr26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style:text-position="sub 7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style:text-position="sub 70%" fo:font-style="italic" style:font-style-asian="italic" style:font-style-complex="italic"/>
    </style:style>
    <style:style style:name="T31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3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33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34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6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7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1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280099" fo:font-style="italic" style:font-style-asian="italic" style:font-style-complex="italic"/>
    </style:style>
    <style:style style:name="T43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4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5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6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7" style:family="text">
      <style:text-properties fo:font-size="23pt" style:font-size-asian="23pt" style:font-size-complex="23pt"/>
    </style:style>
    <style:style style:name="T4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50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51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2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3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4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5" style:family="text">
      <style:text-properties fo:font-family="'Courier New'" style:font-family-generic="modern" style:font-pitch="fixed" fo:font-size="22pt" style:font-size-asian="22pt" style:font-size-complex="22pt"/>
    </style:style>
    <style:style style:name="T56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7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61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2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3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4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65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6" style:family="text">
      <style:text-properties fo:font-size="24pt" style:font-size-asian="24pt" style:font-size-complex="24pt"/>
    </style:style>
    <style:style style:name="T67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0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71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72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73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74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75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6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8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1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8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3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4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5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6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7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8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9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90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9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3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5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6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7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8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0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family="Arial" style:font-family-generic="swiss" style:font-pitch="variable"/>
    </style:style>
    <style:style style:name="T102" style:family="text">
      <style:text-properties fo:font-size="26pt" style:font-size-asian="26pt" style:font-size-complex="26pt"/>
    </style:style>
    <style:style style:name="T103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104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7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9" style:family="text">
      <style:text-properties fo:color="#c5000b"/>
    </style:style>
    <style:style style:name="T110" style:family="text">
      <style:text-properties fo:color="#4700b8"/>
    </style:style>
    <style:style style:name="T111" style:family="text">
      <style:text-properties fo:color="#000000"/>
    </style:style>
    <style:style style:name="T112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3" style:family="text">
      <style:text-properties fo:color="#c5000b" fo:font-style="italic" style:font-style-asian="italic" style:font-style-complex="italic"/>
    </style:style>
    <style:style style:name="T114" style:family="text">
      <style:text-properties fo:color="#000000" fo:font-style="italic" style:font-style-asian="italic" style:font-style-complex="italic"/>
    </style:style>
    <style:style style:name="T115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6" style:family="text">
      <style:text-properties fo:color="#4700b8" style:text-outline="false" style:text-line-through-style="none" fo:font-family="'Courier New'" style:font-family-generic="modern" style:font-pitch="fixed" fo:font-size="19pt" fo:language="zxx" fo:country="none" fo:font-style="italic" fo:text-shadow="none" style:text-underline-style="none" fo:font-weight="bold" style:font-family-asian="方正明體" style:font-pitch-asian="variable" style:font-size-asian="19pt" style:font-style-asian="italic" style:font-weight-asian="bold" style:font-family-complex="Tahoma" style:font-pitch-complex="variable" style:font-size-complex="19pt" style:font-style-complex="italic" style:font-weight-complex="bold" style:font-relief="none"/>
    </style:style>
    <style:style style:name="T117" style:family="text">
      <style:text-properties fo:color="#c5000b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8" style:family="text">
      <style:text-properties fo:font-size="19pt" style:font-size-asian="19pt" style:font-size-complex="19pt"/>
    </style:style>
    <style:style style:name="T119" style:family="text">
      <style:text-properties fo:font-family="'Times New Roman'" style:font-family-generic="roman" style:font-pitch="variable"/>
    </style:style>
    <style:style style:name="T120" style:family="text">
      <style:text-properties style:text-position="sub 70%" fo:font-family="'Times New Roman'" style:font-family-generic="roman" style:font-pitch="variable"/>
    </style:style>
    <style:style style:name="T121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Conceptu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8.435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</text:list>
              </text:list-item>
              <text:list-item>
                <text:p text:id="id29"><text:span text:style-name="T18">Iterative Aspect</text:span></text:p>
                <text:list>
                  <text:list-item>
                    <text:p text:id="id30"><text:span text:style-name="T19">Iteration </text:span><text:span text:style-name="T20">is always done over </text:span><text:span text:style-name="T21">intervals</text:span><text:span text:style-name="T22"><text:line-break/></text:span><text:span text:style-name="T2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1">Addability and Subtractability</text:p>
                <text:list>
                  <text:list-item>
                    <text:p text:id="id32">All of itl's (interval) containers are <text:span text:style-name="T3">Addable</text:span> and <text:span text:style-name="T3">Subtractable</text:span> </text:p>
                  </text:list-item>
                  <text:list-item>
                    <text:p text:id="id33">They implement <text:span text:style-name="T23">operators +=</text:span><text:span text:style-name="T24">, </text:span><text:span text:style-name="T23">+</text:span><text:span text:style-name="T24">, </text:span><text:span text:style-name="T23">-=</text:span> and <text:span text:style-name="T23">-</text:span></text:p>
                  </text:list-item>
                </text:list>
              </text:list-item>
            </text:list>
          </draw:text-box>
        </draw:frame>
        <draw:frame draw:style-name="standard" draw:id="id34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5">+=</text:span></text:p>
              </table:table-cell>
              <table:table-cell>
                <text:p text:style-name="P10"><text:span text:style-name="T25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sets</text:span></text:p>
              </table:table-cell>
              <table:table-cell>
                <text:p text:style-name="P10"><text:span text:style-name="T26">set union</text:span></text:p>
              </table:table-cell>
              <table:table-cell>
                <text:p text:style-name="P10"><text:span text:style-name="T26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maps</text:span></text:p>
              </table:table-cell>
              <table:table-cell>
                <text:p text:style-name="P10"><text:span text:style-name="T26">?</text:span></text:p>
              </table:table-cell>
              <table:table-cell>
                <text:p text:style-name="P10"><text:span text:style-name="T26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5">A possible implementation for maps</text:p>
                <text:list>
                  <text:list-item>
                    <text:p text:id="id36">Propagate addition/subtraction to the associated values </text:p>
                  </text:list-item>
                  <text:list-item>
                    <text:p text:id="id37">. . . or aggregate on overlap</text:p>
                  </text:list-item>
                  <text:list-item>
                    <text:p text:id="id38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9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1" draw:layer="layout" svg:width="1.437cm" svg:height="0.954cm" svg:x="2.1cm" svg:y="8.9cm">
          <draw:text-box>
            <text:p>→ a</text:p>
          </draw:text-box>
        </draw:frame>
        <draw:frame draw:style-name="gr3" draw:id="id43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4" draw:layer="layout" svg:width="2cm" svg:height="1.5cm" svg:x="6.9cm" svg:y="11cm">
          <text:p text:style-name="P11"><text:span text:style-name="T27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6" draw:layer="layout" svg:width="1.437cm" svg:height="0.954cm" svg:x="12.626cm" svg:y="7.8cm">
          <draw:text-box>
            <text:p>→ a</text:p>
          </draw:text-box>
        </draw:frame>
        <draw:frame draw:style-name="gr3" draw:id="id48" draw:layer="layout" svg:width="3.329cm" svg:height="0.954cm" svg:x="12.2cm" svg:y="11.34cm">
          <draw:text-box>
            <text:p>→ (a + b)</text:p>
          </draw:text-box>
        </draw:frame>
        <draw:frame draw:style-name="gr3" draw:id="id50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1"><text:span text:style-name="T26">Decompositional effect on Intervals</text:span><text:span text:style-name="T26"><text:line-break/></text:span><text:span text:style-name="T26"/></text:p>
                  </text:list-item>
                  <text:list-item>
                    <text:p text:id="id52"><text:span text:style-name="T26">Accumulative effect on associated values</text:span></text:p>
                  </text:list-item>
                </text:list>
              </text:list-item>
            </text:list>
          </draw:text-box>
        </draw:frame>
        <draw:g draw:id="id40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629cm" svg:height="1.236cm" svg:x="1.517cm" svg:y="14.347cm">
            <draw:text-box>
              <text:p><text:span text:style-name="T28">I</text:span><text:span text:style-name="T29">1</text:span></text:p>
            </draw:text-box>
          </draw:frame>
        </draw:g>
        <draw:g draw:id="id42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582cm" svg:height="1.143cm" svg:x="4.241cm" svg:y="17.949cm">
            <draw:text-box>
              <text:p><text:span text:style-name="T3">I</text:span><text:span text:style-name="T30">2</text:span></text:p>
            </draw:text-box>
          </draw:frame>
        </draw:g>
        <draw:g draw:id="id49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1.445cm" svg:height="1.345cm" svg:x="9.549cm" svg:y="16.348cm">
            <draw:text-box>
              <text:p><text:span text:style-name="T3">I</text:span><text:span text:style-name="T30">2</text:span><text:span text:style-name="T3">-I</text:span><text:span text:style-name="T30">1</text:span></text:p>
            </draw:text-box>
          </draw:frame>
        </draw:g>
        <draw:g draw:id="id45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1.445cm" svg:height="1.345cm" svg:x="9.55cm" svg:y="8.749cm">
            <draw:text-box>
              <text:p><text:span text:style-name="T3">I</text:span><text:span text:style-name="T30">1</text:span><text:span text:style-name="T3">-I</text:span><text:span text:style-name="T30">2</text:span></text:p>
            </draw:text-box>
          </draw:frame>
        </draw:g>
        <draw:g draw:id="id47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2.009cm" svg:height="1.345cm" svg:x="9.15cm" svg:y="12.749cm">
            <draw:text-box>
              <text:p><text:span text:style-name="T3">I</text:span><text:span text:style-name="T30">2</text:span><text:span text:style-name="T31">∩</text:span><text:span text:style-name="T3">I</text:span><text:span text:style-name="T30">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3" text:style-name="P8"><text:span text:style-name="T32">typedef</text:span><text:span text:style-name="T33"> </text:span><text:span text:style-name="T34">itl::set</text:span><text:span text:style-name="T33">&lt;string&gt; guests;</text:span></text:p>
            <text:p text:id="id54" text:style-name="P8"><text:span text:style-name="T34">interval_map</text:span><text:span text:style-name="T33">&lt;time, guests&gt; party;</text:span><text:span text:style-name="T33"><text:line-break/></text:span><text:span text:style-name="T33"> </text:span></text:p>
            <text:p text:id="id55" text:style-name="P8"><text:span text:style-name="T33">party </text:span><text:span text:style-name="T34">+=</text:span><text:span text:style-name="T33"> make_pair(</text:span></text:p>
            <text:p text:id="id56" text:style-name="P8"><text:span text:style-name="T33"><text:s text:c="2"/></text:span><text:span text:style-name="T34">interval&lt;</text:span><text:span text:style-name="T35">time</text:span><text:span text:style-name="T34">&gt;::rightopen</text:span><text:span text:style-name="T33">(20:00, 22:00), guests(</text:span><text:span text:style-name="T36">"Mary"</text:span><text:span text:style-name="T33">));</text:span><text:span text:style-name="T33"><text:line-break/></text:span><text:span text:style-name="T33"/></text:p>
            <text:p text:id="id57" text:style-name="P8"><text:span text:style-name="T33">party </text:span><text:span text:style-name="T34">+=</text:span><text:span text:style-name="T33"> make_pair(</text:span></text:p>
            <text:p text:id="id58" text:style-name="P8"><text:span text:style-name="T33"><text:s text:c="2"/></text:span><text:span text:style-name="T34">interval&lt;</text:span><text:span text:style-name="T35">time</text:span><text:span text:style-name="T34">&gt;::rightopen</text:span><text:span text:style-name="T33">(21:00, 23:00), guests(</text:span><text:span text:style-name="T36">"Harry"</text:span><text:span text:style-name="T33">)); </text:span><text:span text:style-name="T33"><text:line-break/></text:span><text:span text:style-name="T33"/></text:p>
            <text:p text:id="id59" text:style-name="P8"><text:span text:style-name="T37">// party now contains</text:span></text:p>
            <text:p text:id="id60" text:style-name="P8"><text:span text:style-name="T33">[20:00, 21:00)-&gt;{</text:span><text:span text:style-name="T36">"Mary"</text:span><text:span text:style-name="T33">} </text:span></text:p>
            <text:p text:id="id61" text:style-name="P8"><text:span text:style-name="T33">[21:00, 22:00)-&gt;{</text:span><text:span text:style-name="T36">"Harry"</text:span><text:span text:style-name="T33">,</text:span><text:span text:style-name="T36">"Mary"</text:span><text:span text:style-name="T33">} </text:span><text:span text:style-name="T37">//guest sets aggregated </text:span></text:p>
            <text:p text:id="id62" text:style-name="P8"><text:span text:style-name="T33">[22:00, 23:00)-&gt;{</text:span><text:span text:style-name="T36">"Harry"</text:span><text:span text:style-name="T3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8">Granu-larity</text:span></text:p>
              </table:table-cell>
              <table:table-cell>
                <text:p><text:span text:style-name="T38">Style</text:span></text:p>
              </table:table-cell>
              <table:table-cell>
                <text:p><text:span text:style-name="T38">Sets</text:span></text:p>
              </table:table-cell>
              <table:table-cell>
                <text:p><text:span text:style-name="T38">Maps</text:span></text:p>
              </table:table-cell>
            </table:table-row>
            <table:table-row table:style-name="ro3" table:default-cell-style-name="ce6">
              <table:table-cell>
                <text:p><text:span text:style-name="T39">interval</text:span></text:p>
              </table:table-cell>
              <table:table-cell/>
              <table:table-cell table:style-name="ce7">
                <text:p><text:span text:style-name="T40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9">joining</text:span></text:p>
              </table:table-cell>
              <table:table-cell table:style-name="ce7">
                <text:p><text:span text:style-name="T40">interval_set</text:span></text:p>
              </table:table-cell>
              <table:table-cell table:style-name="ce7">
                <text:p><text:span text:style-name="T40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9">separating</text:span></text:p>
              </table:table-cell>
              <table:table-cell table:style-name="ce7">
                <text:p><text:span text:style-name="T40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9">splitting</text:span></text:p>
              </table:table-cell>
              <table:table-cell table:style-name="ce7">
                <text:p><text:span text:style-name="T40">split_interval_set</text:span></text:p>
              </table:table-cell>
              <table:table-cell table:style-name="ce7">
                <text:p><text:span text:style-name="T40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9">element</text:span></text:p>
              </table:table-cell>
              <table:table-cell/>
              <table:table-cell table:style-name="ce7">
                <text:p><text:span text:style-name="T40">set</text:span></text:p>
              </table:table-cell>
              <table:table-cell table:style-name="ce7">
                <text:p><text:span text:style-name="T40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3">Interval Combining Styles: <text:span text:style-name="T41">Joining</text:span></text:p>
                <text:list>
                  <text:list-item>
                    <text:p text:id="id64">Intervals are joined on overlap or on touch</text:p>
                  </text:list-item>
                  <text:list-item>
                    <text:p text:id="id65">. . . <text:span text:style-name="T42">for maps</text:span>, if associated values are equal</text:p>
                  </text:list-item>
                  <text:list-item>
                    <text:p text:id="id66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3"><text:s/></text:span><text:span text:style-name="T10">interval_set</text:span></text:p>
            <text:p text:style-name="P8"><text:span text:style-name="T43"><text:s/></text:span></text:p>
            <text:p text:id="id67" text:style-name="P8"><text:span text:style-name="T43"><text:s text:c="3"/></text:span><text:span text:style-name="T43">{[1 <text:s text:c="5"/>3) <text:s text:c="9"/>}</text:span></text:p>
            <text:p text:id="id68" text:style-name="P8"><text:span text:style-name="T43"><text:s/></text:span><text:span text:style-name="T43">+ <text:s text:c="6"/>[2 <text:s text:c="5"/>4)</text:span></text:p>
            <text:p text:id="id70" text:style-name="P8"><text:span text:style-name="T43"><text:s/></text:span><text:span text:style-name="T43">+ <text:s text:c="16"/>[4 5)</text:span></text:p>
            <text:p text:style-name="P8"><text:span text:style-name="T43"/></text:p>
            <text:p text:id="id69" text:style-name="P8"><text:span text:style-name="T43"><text:s/></text:span><text:span text:style-name="T43">= {[1 <text:s text:c="10"/>4) <text:s text:c="4"/>}</text:span></text:p>
            <text:p text:style-name="P8"><text:span text:style-name="T43"><text:s/></text:span></text:p>
            <text:p text:id="id71" text:style-name="P8"><text:span text:style-name="T43"><text:s/></text:span><text:span text:style-name="T43">= {[1 <text:s text:c="15"/>5)} </text:span></text:p>
            <text:p text:style-name="P8"><text:span text:style-name="T43"/></text:p>
            <text:p text:style-name="P8"><text:span text:style-name="T43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43"><text:s/></text:span></text:p>
            <text:p text:id="id72" text:style-name="P8"><text:span text:style-name="T43"><text:s text:c="2"/></text:span><text:span text:style-name="T44"><text:s/></text:span><text:span text:style-name="T44">{[1 <text:s text:c="5"/>3)</text:span><text:span text:style-name="T45">-&gt;1</text:span><text:span text:style-name="T44"> <text:s text:c="8"/>} </text:span></text:p>
            <text:p text:id="id73" text:style-name="P8"><text:span text:style-name="T43"><text:s/></text:span><text:span text:style-name="T43">+ <text:s text:c="5"/>[2 <text:s text:c="5"/>4)</text:span><text:span text:style-name="T46">-&gt;1</text:span></text:p>
            <text:p text:id="id76" text:style-name="P8"><text:span text:style-name="T43"><text:s/></text:span><text:span text:style-name="T43">+ <text:s text:c="15"/>[4 5)</text:span><text:span text:style-name="T46">-&gt;1</text:span></text:p>
            <text:p text:style-name="P8"><text:span text:style-name="T43"/></text:p>
            <text:p text:id="id74" text:style-name="P8"><text:span text:style-name="T43"><text:s/></text:span><text:span text:style-name="T43">={[1 2)[2 3)[3 4) <text:s text:c="7"/>}</text:span></text:p>
            <text:p text:id="id75" text:style-name="P8"><text:span text:style-name="T43"><text:s text:c="4"/></text:span><text:span text:style-name="T46">-&gt;1 <text:s/>-&gt;2 <text:s/>-&gt;1</text:span><text:span text:style-name="T43"> <text:s text:c="5"/></text:span></text:p>
            <text:p text:id="id77" text:style-name="P8"><text:span text:style-name="T43"><text:s/></text:span><text:span text:style-name="T43">={[1 2)[2 3)[3 <text:s text:c="5"/>5) <text:s text:c="2"/>}</text:span></text:p>
            <text:p text:id="id78" text:style-name="P8"><text:span text:style-name="T43"><text:s text:c="4"/></text:span><text:span text:style-name="T46">-&gt;1 <text:s/>-&gt;2 <text:s text:c="4"/>-&gt;1</text:span><text:span text:style-name="T43"> <text:s text:c="5"/></text:span></text:p>
            <text:p text:style-name="P8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9">Interval Combining Styles: <text:span text:style-name="T41">Splitting</text:span></text:p>
                <text:list>
                  <text:list-item>
                    <text:p text:id="id80"><text:span text:style-name="T47">Intervals are split on overlap and kept separate on touch</text:span></text:p>
                  </text:list-item>
                  <text:list-item>
                    <text:p text:id="id81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3"><text:s/></text:span><text:span text:style-name="T10">split_interval_set</text:span></text:p>
            <text:p text:style-name="P8"><text:span text:style-name="T43"><text:s/></text:span></text:p>
            <text:p text:id="id82" text:style-name="P8"><text:span text:style-name="T43"><text:s text:c="3"/></text:span><text:span text:style-name="T43">{[1 <text:s text:c="5"/>3) <text:s text:c="9"/>}</text:span></text:p>
            <text:p text:id="id83" text:style-name="P8"><text:span text:style-name="T43"><text:s/></text:span><text:span text:style-name="T43">+ <text:s text:c="6"/>[2 <text:s text:c="5"/>4)</text:span></text:p>
            <text:p text:id="id85" text:style-name="P8"><text:span text:style-name="T43"><text:s/></text:span><text:span text:style-name="T43">+ <text:s text:c="16"/>[4 5)</text:span></text:p>
            <text:p text:style-name="P8"><text:span text:style-name="T43"/></text:p>
            <text:p text:id="id84" text:style-name="P8"><text:span text:style-name="T43"><text:s/></text:span><text:span text:style-name="T43">= {[1 2)[2 3)[3 4) <text:s text:c="4"/>}</text:span></text:p>
            <text:p text:style-name="P8"><text:span text:style-name="T43"><text:s/></text:span></text:p>
            <text:p text:id="id86" text:style-name="P8"><text:span text:style-name="T43"><text:s/></text:span><text:span text:style-name="T43">= {[1 2)[2 3)[3 4)[4 5)} </text:span></text:p>
            <text:p text:style-name="P8"><text:span text:style-name="T43"/></text:p>
            <text:p text:style-name="P8"><text:span text:style-name="T43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43"><text:s/></text:span></text:p>
            <text:p text:id="id87" text:style-name="P8"><text:span text:style-name="T43"><text:s text:c="2"/></text:span><text:span text:style-name="T44"><text:s/></text:span><text:span text:style-name="T44">{[1 <text:s text:c="5"/>3)</text:span><text:span text:style-name="T45">-&gt;1</text:span><text:span text:style-name="T44"> <text:s text:c="8"/>} </text:span></text:p>
            <text:p text:id="id88" text:style-name="P8"><text:span text:style-name="T43"><text:s/></text:span><text:span text:style-name="T43">+ <text:s text:c="5"/>[2 <text:s text:c="5"/>4)</text:span><text:span text:style-name="T46">-&gt;1</text:span></text:p>
            <text:p text:id="id91" text:style-name="P8"><text:span text:style-name="T43"><text:s/></text:span><text:span text:style-name="T43">+ <text:s text:c="15"/>[4 5)</text:span><text:span text:style-name="T46">-&gt;1</text:span></text:p>
            <text:p text:style-name="P8"><text:span text:style-name="T43"/></text:p>
            <text:p text:id="id89" text:style-name="P8"><text:span text:style-name="T43"><text:s/></text:span><text:span text:style-name="T43">={[1 2)[2 3)[3 4) <text:s text:c="7"/>}</text:span></text:p>
            <text:p text:id="id90" text:style-name="P8"><text:span text:style-name="T43"><text:s text:c="4"/></text:span><text:span text:style-name="T46">-&gt;1 <text:s/>-&gt;2 <text:s/>-&gt;1</text:span><text:span text:style-name="T43"> <text:s text:c="5"/></text:span></text:p>
            <text:p text:id="id92" text:style-name="P8"><text:span text:style-name="T43"><text:s/></text:span><text:span text:style-name="T43">={[1 2)[2 3)[3 4)[4 5) <text:s text:c="2"/>}</text:span></text:p>
            <text:p text:id="id93" text:style-name="P8"><text:span text:style-name="T43"><text:s text:c="4"/></text:span><text:span text:style-name="T46">-&gt;1 <text:s/>-&gt;2 <text:s/>-&gt;1</text:span><text:span text:style-name="T43"> <text:s/></text:span><text:span text:style-name="T46">-&gt;1</text:span><text:span text:style-name="T43"> <text:s text:c="3"/></text:span></text:p>
            <text:p text:style-name="P8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41">Separating</text:span></text:p>
                <text:list>
                  <text:list-item>
                    <text:p><text:span text:style-name="T48">Intervals are joined on overlap but kept separate on touch</text:span></text:p>
                  </text:list-item>
                  <text:list-item>
                    <text:p><text:span text:style-name="T48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43"><text:s/></text:span><text:span text:style-name="T10">separate_interval_set</text:span></text:p>
            <text:p text:style-name="P8"><text:span text:style-name="T43"><text:s/></text:span></text:p>
            <text:p text:style-name="P8"><text:span text:style-name="T43"><text:s text:c="3"/></text:span><text:span text:style-name="T43">{[1 <text:s text:c="5"/>3) <text:s text:c="9"/>}</text:span></text:p>
            <text:p text:style-name="P8"><text:span text:style-name="T43"><text:s/></text:span><text:span text:style-name="T43">+ <text:s text:c="6"/>[2 <text:s text:c="5"/>4)</text:span></text:p>
            <text:p text:style-name="P8"><text:span text:style-name="T43"><text:s/></text:span><text:span text:style-name="T43">+ <text:s text:c="16"/>[4 5)</text:span></text:p>
            <text:p text:style-name="P8"><text:span text:style-name="T43"/></text:p>
            <text:p text:style-name="P8"><text:span text:style-name="T43"><text:s/></text:span><text:span text:style-name="T43">= {[1 <text:s text:c="10"/>4) <text:s text:c="4"/>}</text:span></text:p>
            <text:p text:style-name="P8"><text:span text:style-name="T43"><text:s/></text:span></text:p>
            <text:p text:style-name="P8"><text:span text:style-name="T43"><text:s/></text:span><text:span text:style-name="T43">= {[1 <text:s text:c="10"/>4)[4 5)} </text:span></text:p>
            <text:p text:style-name="P8"><text:span text:style-name="T43"/></text:p>
            <text:p text:style-name="P8"><text:span text:style-name="T4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4" text:style-name="P8"><text:span text:style-name="T33">interval&lt;</text:span><text:span text:style-name="T32">int</text:span><text:span text:style-name="T33">&gt; int_interval = interval&lt;</text:span><text:span text:style-name="T32">int</text:span><text:span text:style-name="T33">&gt;::</text:span><text:span text:style-name="T49">closed</text:span><text:span text:style-name="T33">(3,7);</text:span></text:p>
            <text:p text:style-name="P8"><text:span text:style-name="T33"/></text:p>
            <text:p text:id="id95" text:style-name="P8"><text:span text:style-name="T33">interval&lt;</text:span><text:span text:style-name="T32">double</text:span><text:span text:style-name="T33">&gt; sqrt_interval</text:span><text:span text:style-name="T33"><text:line-break/></text:span><text:span text:style-name="T33"> <text:s/>= interval&lt;</text:span><text:span text:style-name="T32">double</text:span><text:span text:style-name="T33">&gt;::</text:span><text:span text:style-name="T49">rightopen</text:span><text:span text:style-name="T33">(1/sqrt(2.0), sqrt(2.0));</text:span></text:p>
            <text:p text:style-name="P8"><text:span text:style-name="T33"/></text:p>
            <text:p text:id="id96" text:style-name="P8"><text:span text:style-name="T33">interval&lt;</text:span><text:span text:style-name="T50">std::string</text:span><text:span text:style-name="T33">&gt; city_interval</text:span><text:span text:style-name="T33"><text:line-break/></text:span><text:span text:style-name="T33"> <text:s/>= interval&lt;std::string&gt;::</text:span><text:span text:style-name="T49">leftopen</text:span><text:span text:style-name="T33">(</text:span><text:span text:style-name="T36">"Barcelona"</text:span><text:span text:style-name="T33">, </text:span><text:span text:style-name="T36">"Boston"</text:span><text:span text:style-name="T33">);</text:span></text:p>
            <text:p text:style-name="P8"><text:span text:style-name="T33"/></text:p>
            <text:p text:id="id97"><text:span text:style-name="T33">interval&lt;</text:span><text:span text:style-name="T50">boost::</text:span><text:span text:style-name="T51">ptime</text:span><text:span text:style-name="T33">&gt; time_interval</text:span><text:span text:style-name="T33"><text:line-break/></text:span><text:span text:style-name="T33"> <text:s/>= interval&lt;</text:span><text:span text:style-name="T50">boost::</text:span><text:span text:style-name="T51">ptime</text:span><text:span text:style-name="T33">&gt;::</text:span><text:span text:style-name="T49">open</text:span><text:span text:style-name="T33">(</text:span><text:span text:style-name="T33"><text:line-break/></text:span><text:span text:style-name="T33"> <text:s text:c="22"/></text:span><text:span text:style-name="T52">time_from_string(</text:span><text:span text:style-name="T53">"2008-05-20 19:30"</text:span><text:span text:style-name="T54">)</text:span><text:span text:style-name="T33">,</text:span><text:span text:style-name="T33"><text:line-break/></text:span><text:span text:style-name="T33"> <text:s text:c="22"/></text:span><text:span text:style-name="T52">time_from_string(</text:span><text:span text:style-name="T53">"2008-05-20 23:00"</text:span><text:span text:style-name="T54">)</text:span></text:p>
            <text:p text:id="id98"><text:span text:style-name="T54"><text:s text:c="4"/></text:span><text:span text:style-name="T33">);</text:span><text:span text:style-name="T33"><text:line-break/></text:span><text:span text:style-name="T3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6">A way to iterate over months and weeks </text:span><text:span text:style-name="T26"><text:line-break/></text:span><text:span text:style-name="T26">(</text:span><text:span text:style-name="T55">month_and_week_grid.cpp</text:span><text:span text:style-name="T26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6"/></text:p>
            <text:p text:id="id99" text:style-name="P8"><text:span text:style-name="T56">#include</text:span><text:span text:style-name="T57"> </text:span><text:span text:style-name="T58">&lt;boost/itl/gregorian.hpp&gt; </text:span><text:span text:style-name="T59">//boost::gregorian plus adapter code</text:span><text:span text:style-name="T57"> </text:span></text:p>
            <text:p text:id="id100" text:style-name="P8"><text:span text:style-name="T56">#include</text:span><text:span text:style-name="T60"> </text:span><text:span text:style-name="T58">&lt;boost/itl/split_interval_set.hpp&gt;</text:span></text:p>
            <text:p text:style-name="P8"><text:span text:style-name="T57"/></text:p>
            <text:p text:id="id101" text:style-name="P8"><text:span text:style-name="T57">// A split_interval_set of gregorian dates as date_grid.</text:span><text:span text:style-name="T57"><text:line-break/></text:span><text:span text:style-name="T61">typedef</text:span><text:span text:style-name="T62"> split_interval_set&lt;boost::gregorian::date&gt; date_grid;</text:span></text:p>
            <text:p text:style-name="P8"><text:span text:style-name="T62"/></text:p>
            <text:p text:id="id102" text:style-name="P8"><text:span text:style-name="T57">// Compute a date_grid of months using boost::gregorian.</text:span></text:p>
            <text:p text:id="id103" text:style-name="P8"><text:span text:style-name="T60">date_grid month_grid(</text:span><text:span text:style-name="T56">const</text:span><text:span text:style-name="T60"> interval&lt;date&gt;&amp; scope)</text:span></text:p>
            <text:p text:id="id104" text:style-name="P8"><text:span text:style-name="T60">{</text:span></text:p>
            <text:p text:id="id105" text:style-name="P8"><text:span text:style-name="T60"><text:s text:c="4"/></text:span><text:span text:style-name="T63">date_grid</text:span><text:span text:style-name="T60"> month_grid;</text:span></text:p>
            <text:p text:id="id106" text:style-name="P8"><text:span text:style-name="T60"><text:s text:c="4"/></text:span><text:span text:style-name="T64">// Compute a date_grid of months using boost::gregorian.</text:span></text:p>
            <text:p text:id="id107" text:style-name="P8"><text:span text:style-name="T64"><text:s text:c="4"/></text:span><text:span text:style-name="T64">. . .</text:span></text:p>
            <text:p text:id="id108" text:style-name="P8"><text:span text:style-name="T60"><text:s text:c="4"/></text:span><text:span text:style-name="T56">return</text:span><text:span text:style-name="T60"> month_grid;</text:span></text:p>
            <text:p text:id="id109" text:style-name="P8"><text:span text:style-name="T60">}</text:span></text:p>
            <text:p text:style-name="P8"><text:span text:style-name="T60"/></text:p>
            <text:p text:id="id110" text:style-name="P8"><text:span text:style-name="T57">// Compute a date_grid of weeks using boost::gregorian.</text:span></text:p>
            <text:p text:id="id111" text:style-name="P8"><text:span text:style-name="T60">date_grid week_grid(</text:span><text:span text:style-name="T56">const</text:span><text:span text:style-name="T60"> interval&lt;date&gt;&amp; scope)</text:span></text:p>
            <text:p text:id="id112" text:style-name="P8"><text:span text:style-name="T60">{</text:span></text:p>
            <text:p text:id="id113" text:style-name="P8"><text:span text:style-name="T60"><text:s text:c="4"/></text:span><text:span text:style-name="T63">date_grid</text:span><text:span text:style-name="T60"> week_grid;</text:span></text:p>
            <text:p text:id="id114" text:style-name="P8"><text:span text:style-name="T60"><text:s text:c="4"/></text:span><text:span text:style-name="T64">// Compute a date_grid of weeks using boost::gregorian.</text:span></text:p>
            <text:p text:id="id115" text:style-name="P8"><text:span text:style-name="T64"><text:s text:c="4"/></text:span><text:span text:style-name="T64">. . .</text:span></text:p>
            <text:p text:id="id116" text:style-name="P8"><text:span text:style-name="T60"><text:s text:c="4"/></text:span><text:span text:style-name="T56">return</text:span><text:span text:style-name="T60"> week_grid;</text:span></text:p>
            <text:p text:id="id117" text:style-name="P8"><text:span text:style-name="T60">}</text:span><text:span text:style-name="T60"><text:line-break/></text:span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6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6">void</text:span><text:span text:style-name="T60"> month_and_time_grid()</text:span></text:p>
            <text:p text:style-name="P8"><text:span text:style-name="T60">{</text:span></text:p>
            <text:p text:id="id118" text:style-name="P8"><text:span text:style-name="T60"><text:s text:c="4"/></text:span><text:span text:style-name="T60">date someday = day_clock::local_day();</text:span><text:span text:style-name="T60"><text:line-break/></text:span><text:span text:style-name="T60"> <text:s text:c="3"/>date thenday = someday + months(2);</text:span><text:span text:style-name="T60"><text:line-break/></text:span><text:span text:style-name="T60"> <text:s text:c="3"/>interval&lt;date&gt; scope = interval&lt;date&gt;::rightopen(someday, thenday);</text:span></text:p>
            <text:p text:style-name="P8"><text:span text:style-name="T60"/></text:p>
            <text:p text:id="id119" text:style-name="P8"><text:span text:style-name="T60"><text:s text:c="4"/></text:span><text:span text:style-name="T57">// An intersection of the month and week grids ...</text:span><text:span text:style-name="T57"><text:line-break/></text:span><text:span text:style-name="T60"> <text:s text:c="3"/></text:span><text:span text:style-name="T63">date_grid </text:span><text:span text:style-name="T60">month_and_week_grid </text:span><text:span text:style-name="T60"><text:line-break/></text:span><text:span text:style-name="T60"> <text:s text:c="7"/>= month_grid(scope) &amp; week_grid(scope);</text:span><text:span text:style-name="T60"><text:line-break/></text:span><text:span text:style-name="T60"/></text:p>
            <text:p text:id="id120" text:style-name="P8"><text:span text:style-name="T60"><text:s text:c="4"/></text:span><text:span text:style-name="T57">// ... allows to iterate months and weeks. Whenever a month</text:span><text:span text:style-name="T57"><text:line-break/></text:span><text:span text:style-name="T57"> <text:s text:c="3"/>// or a week changes there is a new interval.</text:span><text:span text:style-name="T57"><text:line-break/></text:span><text:span text:style-name="T57"> <text:s text:c="3"/></text:span><text:span text:style-name="T61">for</text:span><text:span text:style-name="T63">(date_grid::iterator it = month_and_week_grid.begin(); </text:span></text:p>
            <text:p text:id="id121" text:style-name="P8"><text:span text:style-name="T65"><text:s text:c="8"/></text:span><text:span text:style-name="T65">it != month_and_week_grid.end(); it++)</text:span><text:span text:style-name="T65"><text:line-break/></text:span><text:span text:style-name="T65"> <text:s text:c="3"/>{ <text:s text:c="2"/>. . . <text:s text:c="2"/>}</text:span></text:p>
            <text:p text:style-name="P8"><text:span text:style-name="T65"/></text:p>
            <text:p text:id="id122" text:style-name="P8"><text:span text:style-name="T59"><text:s text:c="4"/></text:span><text:span text:style-name="T59">// We can also intersect the grid into an interval_map to make</text:span><text:span text:style-name="T59"><text:line-break/></text:span><text:span text:style-name="T59"> <text:s text:c="3"/>// shure that all intervals are within months and week bounds.</text:span><text:span text:style-name="T59"><text:line-break/></text:span><text:span text:style-name="T65"> <text:s text:c="3"/>interval_map&lt;</text:span><text:span text:style-name="T63">boost::gregorian::date, some_type&gt; accrual;</text:span><text:span text:style-name="T63"><text:line-break/></text:span><text:span text:style-name="T63"> <text:s text:c="3"/>compute_some_result(accrual, scope);</text:span><text:span text:style-name="T63"><text:line-break/></text:span><text:span text:style-name="T63"> <text:s text:c="3"/>accrual &amp;= month_and_week_grid;</text:span></text:p>
            <text:p text:style-name="P8"><text:span text:style-name="T63"/></text:p>
            <text:p text:style-name="P8"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6">Aggregating with interval_maps</text:span></text:p>
                <text:list>
                  <text:list-item>
                    <text:p><text:span text:style-name="T26">Computing averages via implementing </text:span><text:span text:style-name="T67">operator</text:span><text:span text:style-name="T68"> +=</text:span><text:span text:style-name="T68"><text:line-break/></text:span><text:span text:style-name="T69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6"/></text:p>
            <text:p text:id="id123" text:style-name="P8"><text:span text:style-name="T56">class</text:span><text:span text:style-name="T60"> </text:span><text:span text:style-name="T70">counted_sum</text:span><text:span text:style-name="T70"><text:line-break/></text:span><text:span text:style-name="T60">{</text:span><text:span text:style-name="T60"><text:line-break/></text:span><text:span text:style-name="T56">public</text:span><text:span text:style-name="T60">:</text:span><text:span text:style-name="T60"><text:line-break/></text:span><text:span text:style-name="T60"><text:tab/></text:span><text:span text:style-name="T70">counted_sum()</text:span><text:span text:style-name="T60">:_sum(0),_count(0){}</text:span><text:span text:style-name="T60"><text:line-break/></text:span><text:span text:style-name="T60"><text:tab/></text:span><text:span text:style-name="T60">counted_sum(</text:span><text:span text:style-name="T56">int</text:span><text:span text:style-name="T60"> sum):_sum(sum),_count(1){}</text:span></text:p>
            <text:p text:style-name="P8"><text:span text:style-name="T60"/></text:p>
            <text:p text:id="id124" text:style-name="P8"><text:span text:style-name="T60"><text:tab/></text:span><text:span text:style-name="T56">int</text:span><text:span text:style-name="T60"> sum()</text:span><text:span text:style-name="T56">const</text:span><text:span text:style-name="T60"> <text:s/>{</text:span><text:span text:style-name="T56">return</text:span><text:span text:style-name="T60"> _sum;}</text:span><text:span text:style-name="T60"><text:line-break/></text:span><text:span text:style-name="T60"><text:tab/></text:span><text:span text:style-name="T56">int</text:span><text:span text:style-name="T60"> count()</text:span><text:span text:style-name="T56">const</text:span><text:span text:style-name="T60">{</text:span><text:span text:style-name="T56">return</text:span><text:span text:style-name="T60"> _count;}</text:span><text:span text:style-name="T60"><text:line-break/></text:span><text:span text:style-name="T60"><text:tab/></text:span><text:span text:style-name="T56">double</text:span><text:span text:style-name="T60"> average()</text:span><text:span text:style-name="T56">const</text:span><text:span text:style-name="T56"><text:line-break/></text:span><text:span text:style-name="T56"> <text:s text:c="3"/></text:span><text:span text:style-name="T60">{ </text:span><text:span text:style-name="T56">return</text:span><text:span text:style-name="T60"> _count==0 ? 0.0 : _sum/</text:span><text:span text:style-name="T56">static_cast</text:span><text:span text:style-name="T60">&lt;</text:span><text:span text:style-name="T56">double</text:span><text:span text:style-name="T60">&gt;(_count); }</text:span></text:p>
            <text:p text:style-name="P8"><text:span text:style-name="T60"/></text:p>
            <text:p text:id="id125" text:style-name="P8"><text:span text:style-name="T60"><text:tab/></text:span><text:span text:style-name="T60">counted_sum&amp; </text:span><text:span text:style-name="T70">operator +=</text:span><text:span text:style-name="T60"> (</text:span><text:span text:style-name="T56">const</text:span><text:span text:style-name="T60"> counted_sum&amp; right)</text:span><text:span text:style-name="T60"><text:line-break/></text:span><text:span text:style-name="T60"><text:tab/></text:span><text:span text:style-name="T60">{ _sum += right.sum(); _count += right.count(); </text:span><text:span text:style-name="T56">return</text:span><text:span text:style-name="T60"> *</text:span><text:span text:style-name="T56">this</text:span><text:span text:style-name="T60">; }</text:span></text:p>
            <text:p text:style-name="P8"><text:span text:style-name="T60"/></text:p>
            <text:p text:id="id126" text:style-name="P8"><text:span text:style-name="T56">private</text:span><text:span text:style-name="T60">:</text:span><text:span text:style-name="T60"><text:line-break/></text:span><text:span text:style-name="T60"><text:tab/></text:span><text:span text:style-name="T56">int</text:span><text:span text:style-name="T60"> _sum;</text:span><text:span text:style-name="T60"><text:line-break/></text:span><text:span text:style-name="T60"><text:tab/></text:span><text:span text:style-name="T56">int</text:span><text:span text:style-name="T60"> _count;</text:span><text:span text:style-name="T60"><text:line-break/></text:span><text:span text:style-name="T60">};</text:span></text:p>
            <text:p text:style-name="P8"><text:span text:style-name="T60"/></text:p>
            <text:p text:id="id127" text:style-name="P8"><text:span text:style-name="T56">bool</text:span><text:span text:style-name="T60"> </text:span><text:span text:style-name="T70">operator ==</text:span><text:span text:style-name="T60"> (</text:span><text:span text:style-name="T56">const</text:span><text:span text:style-name="T60"> counted_sum&amp; left, </text:span><text:span text:style-name="T56">const</text:span><text:span text:style-name="T60"> counted_sum&amp; right)</text:span><text:span text:style-name="T60"><text:line-break/></text:span><text:span text:style-name="T60">{ </text:span><text:span text:style-name="T56">return</text:span><text:span text:style-name="T60"> left.sum()==right.sum() &amp;&amp; left.count()==right.count(); } </text:span></text:p>
            <text:p text:style-name="P8"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6">Aggregating with interval_maps</text:span></text:p>
                <text:list>
                  <text:list-item>
                    <text:p><text:span text:style-name="T26">Computing averages via implementing </text:span><text:span text:style-name="T67">operator</text:span><text:span text:style-name="T68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8" text:style-name="P8"><text:span text:style-name="T71">void</text:span><text:span text:style-name="T72"> partys_height_average()</text:span><text:span text:style-name="T72"><text:line-break/></text:span><text:span text:style-name="T72">{</text:span><text:span text:style-name="T72"><text:line-break/></text:span><text:span text:style-name="T72"> <text:s text:c="3"/>interval_map&lt;ptime, </text:span><text:span text:style-name="T73">counted_sum</text:span><text:span text:style-name="T72">&gt; height_sums;</text:span></text:p>
            <text:p text:style-name="P8"><text:span text:style-name="T72"/></text:p>
            <text:p text:id="id129" text:style-name="P8"><text:span text:style-name="T72"><text:s text:c="4"/></text:span><text:span text:style-name="T72">height_sums </text:span><text:span text:style-name="T73">+=</text:span><text:span text:style-name="T72"> (</text:span><text:span text:style-name="T72"><text:line-break/></text:span><text:span text:style-name="T72"> <text:s text:c="5"/>make_pair(</text:span><text:span text:style-name="T72"><text:line-break/></text:span><text:span text:style-name="T72"> <text:s text:c="7"/>interval&lt;ptime&gt;::rightopen(</text:span><text:span text:style-name="T72"><text:line-break/></text:span><text:span text:style-name="T72"> <text:s text:c="9"/>time_from_string(</text:span><text:span text:style-name="T74">"2008-05-20 19:30"</text:span><text:span text:style-name="T72">), </text:span><text:span text:style-name="T72"><text:line-break/></text:span><text:span text:style-name="T72"> <text:s text:c="9"/>time_from_string(</text:span><text:span text:style-name="T74">"2008-05-20 23:00"</text:span><text:span text:style-name="T72">)), </text:span><text:span text:style-name="T72"><text:line-break/></text:span><text:span text:style-name="T72"> <text:s text:c="9"/></text:span><text:span text:style-name="T73">counted_sum(165)</text:span><text:span text:style-name="T72">) </text:span><text:span text:style-name="T75">// Mary is 1,65 m tall.</text:span><text:span text:style-name="T75"><text:line-break/></text:span><text:span text:style-name="T72"> <text:s text:c="3"/>);</text:span></text:p>
            <text:p text:style-name="P8"><text:span text:style-name="T72"/></text:p>
            <text:p text:id="id130" text:style-name="P8"><text:span text:style-name="T72"><text:s text:c="4"/></text:span><text:span text:style-name="T76">// Add height of more pary guests . . .</text:span><text:span text:style-name="T72"> </text:span></text:p>
            <text:p text:style-name="P8"><text:span text:style-name="T72"/></text:p>
            <text:p text:id="id131" text:style-name="P8"><text:span text:style-name="T72"><text:s text:c="4"/></text:span><text:span text:style-name="T72">interval_map&lt;ptime, counted_sum&gt;::iterator height_sum_ =</text:span><text:span text:style-name="T72"><text:line-break/></text:span><text:span text:style-name="T72"> <text:s text:c="7"/>height_sums.begin();</text:span><text:span text:style-name="T72"><text:line-break/></text:span><text:span text:style-name="T72"> <text:s text:c="3"/></text:span><text:span text:style-name="T71">while</text:span><text:span text:style-name="T72">(height_sum_ != height_sums.end())</text:span><text:span text:style-name="T72"><text:line-break/></text:span><text:span text:style-name="T72"> <text:s text:c="3"/>{</text:span><text:span text:style-name="T72"><text:line-break/></text:span><text:span text:style-name="T72"> <text:s text:c="7"/>interval&lt;ptime&gt; when = height_sum_-&gt;first;</text:span><text:span text:style-name="T72"><text:line-break/></text:span><text:span text:style-name="T72"> <text:s text:c="7"/></text:span><text:span text:style-name="T71">double</text:span><text:span text:style-name="T72"> height_average = (*height_sum_++).second.</text:span><text:span text:style-name="T73">average()</text:span><text:span text:style-name="T72">;</text:span></text:p>
            <text:p text:style-name="P8"><text:span text:style-name="T72"/></text:p>
            <text:p text:id="id132" text:style-name="P8"><text:span text:style-name="T72"><text:s text:c="8"/></text:span><text:span text:style-name="T72">cout &lt;&lt; </text:span><text:span text:style-name="T74">"["</text:span><text:span text:style-name="T72"> &lt;&lt; when.first() &lt;&lt; </text:span><text:span text:style-name="T74">" - "</text:span><text:span text:style-name="T72"> &lt;&lt; when.upper() &lt;&lt; </text:span><text:span text:style-name="T74">")"</text:span><text:span text:style-name="T74"><text:line-break/></text:span><text:span text:style-name="T72"> <text:s text:c="12"/>&lt;&lt; </text:span><text:span text:style-name="T74">": "</text:span><text:span text:style-name="T72"> &lt;&lt; height_average &lt;&lt; </text:span><text:span text:style-name="T74">" cm"</text:span><text:span text:style-name="T72"> &lt;&lt; endl;</text:span><text:span text:style-name="T72"><text:line-break/></text:span><text:span text:style-name="T72"> <text:s text:c="3"/>}</text:span><text:span text:style-name="T72"><text:line-break/></text:span><text:span text:style-name="T7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7">man_power.cpp</text:span><text:span text:style-name="T78"> ...</text:span></text:p>
                  </text:list-item>
                  <text:list-item>
                    <text:p text:id="id135"><text:span text:style-name="T79">Subtract weekends and holidays from an interval_set</text:span><text:span text:style-name="T80"><text:line-break/></text:span><text:span text:style-name="T77">worktime </text:span><text:span text:style-name="T81">-=</text:span><text:span text:style-name="T77"> weekends(scope)</text:span><text:span text:style-name="T77"><text:line-break/></text:span><text:span text:style-name="T77">worktime </text:span><text:span text:style-name="T81">-=</text:span><text:span text:style-name="T77"> german_reunification_day</text:span></text:p>
                  </text:list-item>
                  <text:list-item>
                    <text:p text:id="id136"><text:span text:style-name="T79">Intersect an interval_map with an interval_set</text:span><text:span text:style-name="T80"><text:line-break/></text:span><text:span text:style-name="T82">claudias_working_hours </text:span><text:span text:style-name="T83">&amp;=</text:span><text:span text:style-name="T82"> worktime</text:span></text:p>
                  </text:list-item>
                  <text:list-item>
                    <text:p text:id="id137"><text:span text:style-name="T79">Subtract and interval_set from an interval map</text:span><text:span text:style-name="T79"><text:line-break/></text:span><text:span text:style-name="T84">claudias_working_hours </text:span><text:span text:style-name="T85">-=</text:span><text:span text:style-name="T84"> claudias_absense_times</text:span></text:p>
                  </text:list-item>
                  <text:list-item>
                    <text:p text:id="id138"><text:span text:style-name="T79">Adding interval_maps</text:span><text:span text:style-name="T79"><text:line-break/></text:span><text:span text:style-name="T86">interval_map&lt;date,</text:span><text:span text:style-name="T87">int</text:span><text:span text:style-name="T88">&gt; manpower;</text:span><text:span text:style-name="T88"><text:line-break/></text:span><text:span text:style-name="T82">manpower </text:span><text:span text:style-name="T83">+=</text:span><text:span text:style-name="T82"> claudias_working_hours;</text:span><text:span text:style-name="T82"><text:line-break/></text:span><text:span text:style-name="T82">manpower </text:span><text:span text:style-name="T83">+=</text:span><text:span text:style-name="T82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7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9"/></text:p>
            <text:p text:id="id139" text:style-name="P8"><text:span text:style-name="T61">typedef </text:span><text:span text:style-name="T63">boost::itl::set&lt;string&gt; MemberSetT;</text:span><text:span text:style-name="T63"><text:line-break/></text:span><text:span text:style-name="T61">typedef </text:span><text:span text:style-name="T63">interval_map&lt;date, MemberSetT&gt; MembershipT;</text:span></text:p>
            <text:p text:style-name="P8"><text:span text:style-name="T56"/></text:p>
            <text:p text:id="id140" text:style-name="P8"><text:span text:style-name="T56">void</text:span><text:span text:style-name="T60"> user_groups()</text:span><text:span text:style-name="T60"><text:line-break/></text:span><text:span text:style-name="T60">{</text:span><text:span text:style-name="T60"><text:line-break/></text:span><text:span text:style-name="T60"> <text:s text:c="3"/>. . .</text:span></text:p>
            <text:p text:id="id141" text:style-name="P8"><text:span text:style-name="T60"><text:line-break/></text:span><text:span text:style-name="T60"> <text:s text:c="3"/></text:span><text:span text:style-name="T63">MembershipT med_users;</text:span><text:span text:style-name="T63"><text:line-break/></text:span><text:span text:style-name="T60"> <text:s text:c="3"/></text:span><text:span text:style-name="T59">// Compute membership of medical staff</text:span><text:span text:style-name="T60"><text:line-break/></text:span><text:span text:style-name="T60"> <text:s text:c="3"/>med_users += </text:span><text:span text:style-name="T63">make_pair(</text:span><text:span text:style-name="T60">member_interval_1, </text:span><text:span text:style-name="T63">MemberSetT(</text:span><text:span text:style-name="T90">"Dr.Jekyll"</text:span><text:span text:style-name="T63">));</text:span><text:span text:style-name="T63"><text:line-break/></text:span><text:span text:style-name="T63"> <text:s text:c="3"/>med_users += . . . </text:span></text:p>
            <text:p text:id="id142" text:style-name="P8"><text:span text:style-name="T60"><text:line-break/></text:span><text:span text:style-name="T60"> <text:s text:c="3"/></text:span><text:span text:style-name="T63">MembershipT admin_users;</text:span></text:p>
            <text:p text:id="id143" text:style-name="P8"><text:span text:style-name="T60"><text:s text:c="4"/></text:span><text:span text:style-name="T59">// Compute membership of administation staff</text:span><text:span text:style-name="T60"><text:line-break/></text:span><text:span text:style-name="T60"> <text:s text:c="3"/>med_users += </text:span><text:span text:style-name="T63">make_pair(</text:span><text:span text:style-name="T60">member_interval_2, </text:span><text:span text:style-name="T63">MemberSetT(</text:span><text:span text:style-name="T90">"Mr.Hyde"</text:span><text:span text:style-name="T63">));</text:span><text:span text:style-name="T63"><text:line-break/></text:span><text:span text:style-name="T63"> <text:s text:c="3"/>. . .</text:span></text:p>
            <text:p text:style-name="P8"><text:span text:style-name="T63"/></text:p>
            <text:p text:id="id144" text:style-name="P8"><text:span text:style-name="T63"><text:s text:c="4"/></text:span><text:span text:style-name="T63">MembershipT all_users <text:s text:c="2"/>= med_users </text:span><text:span text:style-name="T91">+</text:span><text:span text:style-name="T63"> admin_users;</text:span></text:p>
            <text:p text:style-name="P8"><text:span text:style-name="T63"/></text:p>
            <text:p text:id="id145" text:style-name="P8"><text:span text:style-name="T63"><text:s text:c="4"/></text:span><text:span text:style-name="T63">MembershipT super_users = med_users </text:span><text:span text:style-name="T91">&amp;</text:span><text:span text:style-name="T63"> admin_users;</text:span><text:span text:style-name="T63"><text:line-break/></text:span><text:span text:style-name="T63"> <text:s text:c="3"/>. . .</text:span></text:p>
            <text:p text:id="id146"><text:span text:style-name="T60"><text:line-break/></text:span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6">The semantics of </text:span><text:span text:style-name="T92">itl sets</text:span><text:span text:style-name="T26"> is based on a concept </text:span><text:span text:style-name="T93">itl::Set</text:span></text:p>
                <text:list>
                  <text:list-item>
                    <text:p text:id="id148"><text:span text:style-name="T94">itl::set</text:span><text:span text:style-name="T68">, </text:span><text:span text:style-name="T94">interval_set</text:span><text:span text:style-name="T68">, </text:span><text:span text:style-name="T94">split_interval_set</text:span><text:span text:style-name="T26"> and </text:span><text:span text:style-name="T94">separate_interval_set</text:span><text:span text:style-name="T26"> are models of concept </text:span><text:span text:style-name="T93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9"/></text:p>
            <text:p text:id="id149" text:style-name="P8"><text:span text:style-name="T95">// Abstract part</text:span><text:span text:style-name="T95"><text:line-break/></text:span><text:span text:style-name="T96">empty set: <text:s text:c="7"/></text:span><text:span text:style-name="T97">Set</text:span><text:span text:style-name="T96">::</text:span><text:span text:style-name="T97">Set</text:span><text:span text:style-name="T96">()</text:span><text:span text:style-name="T96"><text:line-break/></text:span><text:span text:style-name="T96">subset relation: <text:s/>bool </text:span><text:span text:style-name="T97">Set</text:span><text:span text:style-name="T96">::</text:span><text:span text:style-name="T98">contained_in</text:span><text:span text:style-name="T96">(const </text:span><text:span text:style-name="T97">Set</text:span><text:span text:style-name="T96">&amp; s2)const</text:span><text:span text:style-name="T96"><text:line-break/></text:span><text:span text:style-name="T96">equality: <text:s text:c="8"/>bool </text:span><text:span text:style-name="T98">is_element_equal</text:span><text:span text:style-name="T96"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union: <text:s text:c="7"/></text:span><text:span text:style-name="T97">Set</text:span><text:span text:style-name="T96">&amp; operator </text:span><text:span text:style-name="T98">+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+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difference: <text:s text:c="2"/></text:span><text:span text:style-name="T97">Set</text:span><text:span text:style-name="T96">&amp; operator </text:span><text:span text:style-name="T98">-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-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intersection: </text:span><text:span text:style-name="T97">Set</text:span><text:span text:style-name="T96">&amp; operator </text:span><text:span text:style-name="T98">&amp;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&amp;</text:span><text:span text:style-name="T96"> <text:s/>(const </text:span><text:span text:style-name="T97">Set</text:span><text:span text:style-name="T96">&amp; s1, const </text:span><text:span text:style-name="T97">Set</text:span><text:span text:style-name="T96">&amp; s2) <text:s/></text:span></text:p>
            <text:p text:style-name="P8"><text:span text:style-name="T96"/></text:p>
            <text:p text:id="id150" text:style-name="P8"><text:span text:style-name="T95">// Part related to sequential ordering</text:span><text:span text:style-name="T95"><text:line-break/></text:span><text:span text:style-name="T96">sorting order: <text:s text:c="3"/>bool operator </text:span><text:span text:style-name="T98">&lt;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lexicographical equality:</text:span><text:span text:style-name="T96"><text:line-break/></text:span><text:span text:style-name="T96"> <text:s text:c="17"/>bool operator </text:span><text:span text:style-name="T98">==</text:span><text:span text:style-name="T96"> (const </text:span><text:span text:style-name="T97">Set</text:span><text:span text:style-name="T96">&amp; s1, const </text:span><text:span text:style-name="T97">Set</text:span><text:span text:style-name="T96">&amp; s2)</text:span></text:p>
            <text:p text:id="id151" text:style-name="P8"><text:span text:style-name="T96"><text:s/></text:span></text:p>
            <text:p text:style-name="P8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6">The semantics of </text:span><text:span text:style-name="T92">itl maps</text:span><text:span text:style-name="T26"> is based on a concept </text:span><text:span text:style-name="T93">itl::Map</text:span></text:p>
                <text:list>
                  <text:list-item>
                    <text:p text:id="id153"><text:span text:style-name="T94">itl::map</text:span><text:span text:style-name="T68">, </text:span><text:span text:style-name="T94">interval_map</text:span><text:span text:style-name="T99"> and </text:span><text:span text:style-name="T94">split_interval_map</text:span><text:span text:style-name="T26"> are models of concept </text:span><text:span text:style-name="T26"><text:line-break/></text:span><text:span text:style-name="T93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9"/></text:p>
            <text:p text:id="id154" text:style-name="P8"><text:span text:style-name="T95">// Abstract part</text:span><text:span text:style-name="T95"><text:line-break/></text:span><text:span text:style-name="T96">empty map: <text:s text:c="7"/></text:span><text:span text:style-name="T97">Map</text:span><text:span text:style-name="T96">::</text:span><text:span text:style-name="T97">Map</text:span><text:span text:style-name="T96">()</text:span><text:span text:style-name="T96"><text:line-break/></text:span><text:span text:style-name="T96">submap relation: <text:s/>bool </text:span><text:span text:style-name="T97">Map</text:span><text:span text:style-name="T96">::</text:span><text:span text:style-name="T98">contained_in</text:span><text:span text:style-name="T96">(const </text:span><text:span text:style-name="T97">Map</text:span><text:span text:style-name="T96">&amp; m2)const</text:span><text:span text:style-name="T96"><text:line-break/></text:span><text:span text:style-name="T96">equality: <text:s text:c="8"/>bool </text:span><text:span text:style-name="T98">is_element_equal</text:span><text:span text:style-name="T96"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union: <text:s text:c="7"/></text:span><text:span text:style-name="T97">Map</text:span><text:span text:style-name="T96">&amp; operator </text:span><text:span text:style-name="T98">+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+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difference: <text:s text:c="2"/></text:span><text:span text:style-name="T97">Map</text:span><text:span text:style-name="T96">&amp; operator </text:span><text:span text:style-name="T98">-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-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intersection: </text:span><text:span text:style-name="T97">Map</text:span><text:span text:style-name="T96">&amp; operator </text:span><text:span text:style-name="T98">&amp;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&amp;</text:span><text:span text:style-name="T96"> <text:s/>(const </text:span><text:span text:style-name="T97">Map</text:span><text:span text:style-name="T96">&amp; m1, const </text:span><text:span text:style-name="T97">Map</text:span><text:span text:style-name="T96">&amp; m2) <text:s/></text:span></text:p>
            <text:p text:style-name="P8"><text:span text:style-name="T96"/></text:p>
            <text:p text:id="id155" text:style-name="P8"><text:span text:style-name="T95">// Part related to sequential ordering</text:span><text:span text:style-name="T95"><text:line-break/></text:span><text:span text:style-name="T96">sorting order: <text:s text:c="3"/>bool operator </text:span><text:span text:style-name="T98">&lt;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lexicographical equality:</text:span><text:span text:style-name="T96"><text:line-break/></text:span><text:span text:style-name="T96"> <text:s text:c="17"/>bool operator </text:span><text:span text:style-name="T98">==</text:span><text:span text:style-name="T96"> (const </text:span><text:span text:style-name="T97">Map</text:span><text:span text:style-name="T96">&amp; m1, const </text:span><text:span text:style-name="T97">Map</text:span><text:span text:style-name="T96">&amp; m2)</text:span></text:p>
            <text:p text:style-name="P8"><text:span text:style-name="T96"><text:s/></text:span></text:p>
            <text:p text:style-name="P8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100">La</text:span>w <text:span text:style-name="T100">Ba</text:span>sed <text:span text:style-name="T100">Te</text:span>st <text:span text:style-name="T100">A</text:span>utomaton <text:span text:style-name="T100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1" draw:layer="layout" svg:width="8.872cm" svg:height="2.373cm" svg:x="4.177cm" svg:y="9.362cm">
          <text:p text:style-name="P10"><text:span text:style-name="T101">Generate</text:span></text:p>
          <text:p text:style-name="P10"><text:span text:style-name="T101">law instance</text:span></text:p>
        </draw:rect>
        <draw:rect draw:style-name="gr14" draw:text-style-name="P19" draw:id="id162" draw:layer="layout" svg:width="8.872cm" svg:height="1.845cm" svg:x="4.177cm" svg:y="13.564cm">
          <text:p text:style-name="P10"><text:span text:style-name="T101">apply law to instance</text:span></text:p>
        </draw:rect>
        <draw:rect draw:style-name="gr14" draw:text-style-name="P19" draw:id="id165" draw:layer="layout" svg:width="8.872cm" svg:height="1.824cm" svg:x="4.177cm" svg:y="17.264cm">
          <text:p text:style-name="P10"><text:span text:style-name="T101">collect violations</text:span></text:p>
        </draw:rect>
        <draw:custom-shape draw:style-name="gr15" draw:text-style-name="P10" draw:id="id163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6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4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0" draw:layer="layout" svg:width="11.184cm" svg:height="2.275cm" svg:x="13.768cm" svg:y="9.439cm">
          <draw:text-box>
            <text:p><text:span text:style-name="T102">Commutativity&lt;T a, U b, +&gt;:</text:span></text:p>
            <text:p><text:span text:style-name="T102"><text:s text:c="14"/></text:span><text:span text:style-name="T102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7">Lexicographical Ordering and Equality<text:line-break/></text:p>
                <text:list>
                  <text:list-item>
                    <text:p text:id="id168">For all itl containers <text:span text:style-name="T103">operator &lt;</text:span> implements a <text:span text:style-name="T104">strict weak ordering</text:span>. <text:line-break/></text:p>
                  </text:list-item>
                  <text:list-item>
                    <text:p text:id="id169">The <text:span text:style-name="T104">induced equivalence</text:span> of this ordering is <text:span text:style-name="T13">lexicographical equality</text:span> which is implemented as <text:span text:style-name="T103">operator ==</text:span><text:line-break/></text:p>
                  </text:list-item>
                  <text:list-item>
                    <text:p text:id="id170">This is in line with the semantics of <text:span text:style-name="T105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1"><text:span text:style-name="T102">Subset Ordering and Element Equality</text:span><text:span text:style-name="T102"><text:line-break/></text:span><text:span text:style-name="T102"/></text:p>
                <text:list>
                  <text:list-item>
                    <text:p text:id="id172"><text:span text:style-name="T102">For all itl containers function </text:span><text:span text:style-name="T106">contained_in</text:span><text:span text:style-name="T102"> implements a </text:span><text:span text:style-name="T107">partial ordering</text:span><text:span text:style-name="T102">.</text:span><text:span text:style-name="T102"><text:line-break/></text:span><text:span text:style-name="T102"/></text:p>
                  </text:list-item>
                  <text:list-item>
                    <text:p text:id="id173"><text:span text:style-name="T102">The </text:span><text:span text:style-name="T107">induced equivalence</text:span><text:span text:style-name="T102"> of this ordering is </text:span><text:span text:style-name="T108">equality of elements</text:span><text:span text:style-name="T102"> which is implemented as function </text:span><text:span text:style-name="T106">is_element_equal</text:span><text:span text:style-name="T102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4">itl::Sets</text:p>
              </text:list-item>
              <text:list-item>
                <text:p text:id="id175"><text:span text:style-name="T109">All</text:span> itl sets implement a <text:span text:style-name="T104">Set Algebra</text:span>, which is to say satisfy a “<text:span text:style-name="T3">classical”</text:span> set of laws . . .</text:p>
                <text:list>
                  <text:list-item>
                    <text:p text:id="id176">. . . using <text:span text:style-name="T103">is_element_equal</text:span> as equality</text:p>
                  </text:list-item>
                  <text:list-item>
                    <text:p text:id="id177">Associativity, Neutrality, Commutativity (for <text:span text:style-name="T110">+ </text:span><text:span text:style-name="T111">and</text:span> <text:span text:style-name="T110">&amp;</text:span>)</text:p>
                  </text:list-item>
                  <text:list-item>
                    <text:p text:id="id178">Distributivity, DeMorgan, Symmetric Difference<text:line-break/></text:p>
                  </text:list-item>
                </text:list>
              </text:list-item>
              <text:list-item>
                <text:p text:id="id179"><text:span text:style-name="T109">Most of</text:span> the itl sets satisfy the classical set of laws even if . . .</text:p>
                <text:list>
                  <text:list-item>
                    <text:p text:id="id180">. . . <text:s/>lexicographical equality: <text:span text:style-name="T103">operator ==</text:span> is used</text:p>
                  </text:list-item>
                  <text:list-item>
                    <text:p text:id="id181">The differences reflect proper inequalities in sequence that occur for <text:span text:style-name="T112">separate_interval_set</text:span> and <text:span text:style-name="T112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82">Concepts induction / concept transition</text:p>
                <text:list>
                  <text:list-item>
                    <text:p text:id="id183">The semantics of itl Maps appears to be <text:span text:style-name="T113">determined</text:span> by the <text:span text:style-name="T113">codomain type</text:span> of the map</text:p>
                  </text:list-item>
                  <text:list-item>
                    <text:p text:id="id184">Itl Maps are <text:span text:style-name="T113">mapping</text:span> the semantics of the <text:span text:style-name="T113">codomain type </text:span><text:span text:style-name="T114">on</text:span><text:span text:style-name="T113"> themselves</text:span>.</text:p>
                  </text:list-item>
                </text:list>
              </text:list-item>
            </text:list>
          </draw:text-box>
        </draw:frame>
        <draw:frame draw:style-name="gr18" draw:text-style-name="P22" draw:layer="layout" svg:width="24.207cm" svg:height="9.092cm" svg:x="1.045cm" svg:y="9.894cm">
          <draw:text-box>
            <text:p text:id="id185" text:style-name="P8"><text:span text:style-name="T115"><text:line-break/></text:span><text:span text:style-name="T115"> <text:s text:c="19"/></text:span><text:span text:style-name="T116">is model of <text:s/>example</text:span></text:p>
            <text:p text:style-name="P8"><text:span text:style-name="T115"/></text:p>
            <text:p text:id="id186" text:style-name="P8"><text:span text:style-name="T115">Map&lt;D,</text:span><text:span text:style-name="T117">Monoid</text:span><text:span text:style-name="T115">&gt; <text:s text:c="6"/></text:span><text:span text:style-name="T117">Monoid</text:span><text:span text:style-name="T115"> <text:s text:c="6"/>interval_map&lt;int,</text:span><text:span text:style-name="T117">string</text:span><text:span text:style-name="T115">&gt;</text:span></text:p>
            <text:p text:id="id187" text:style-name="P8"><text:span text:style-name="T115"><text:line-break/></text:span><text:span text:style-name="T115">Map&lt;D,</text:span><text:span text:style-name="T117">CommutMonoid</text:span><text:span text:style-name="T115">&gt; </text:span><text:span text:style-name="T117">CommutMonoid</text:span><text:span text:style-name="T115"> interval_map&lt;int,</text:span><text:span text:style-name="T117">unsigned</text:span><text:span text:style-name="T115">&gt;</text:span></text:p>
            <text:p text:style-name="P8"><text:span text:style-name="T115"/></text:p>
            <text:p text:id="id188" text:style-name="P8"><text:span text:style-name="T115">Map&lt;D,</text:span><text:span text:style-name="T117">AbelianGroup&gt;</text:span><text:span text:style-name="T115"> </text:span><text:span text:style-name="T117">AbelianGroup</text:span><text:span text:style-name="T115"> interval_map&lt;int,</text:span><text:span text:style-name="T117">int</text:span><text:span text:style-name="T115">&gt;</text:span></text:p>
            <text:p text:style-name="P8"><text:span text:style-name="T115"><text:s/></text:span></text:p>
            <text:p text:id="id189" text:style-name="P8"><text:span text:style-name="T115">Map&lt;D,</text:span><text:span text:style-name="T117">Set</text:span><text:span text:style-name="T115">&gt; <text:s text:c="9"/></text:span><text:span text:style-name="T117">Set</text:span><text:span text:style-name="T115"> <text:s text:c="9"/>interval_map&lt;int,</text:span><text:span text:style-name="T117">set&lt;int&gt;</text:span><text:span text:style-name="T115">&gt;</text:span><text:span text:style-name="T115"><text:line-break/></text:span><text:span text:style-name="T115"> <text:s text:c="32"/></text:span></text:p>
            <text:p text:style-name="P8"><text:span text:style-name="T1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0">Itl containers are implemented simply based on<text:line-break/><text:span text:style-name="T109">std::set</text:span> and <text:span text:style-name="T109">std::map</text:span><text:span text:style-name="T109"><text:line-break/></text:span><text:span text:style-name="T109"/></text:p>
                <text:list>
                  <text:list-item>
                    <text:p text:id="id191"><text:span text:style-name="T111">Basic operations like </text:span><text:span text:style-name="T114">adding</text:span><text:span text:style-name="T111"> and </text:span><text:span text:style-name="T114">subtracting</text:span><text:span text:style-name="T111"> intervals have a </text:span><text:span text:style-name="T113">best case complexity of O(lg n)</text:span><text:span text:style-name="T111">, if the added or subtracted intervals are </text:span><text:span text:style-name="T113">relatively small</text:span><text:span text:style-name="T111">.</text:span><text:span text:style-name="T111"><text:line-break/></text:span><text:span text:style-name="T111"/></text:p>
                  </text:list-item>
                  <text:list-item>
                    <text:p text:id="id192"><text:span text:style-name="T111">Worst case complexity of </text:span><text:span text:style-name="T114">adding</text:span><text:span text:style-name="T111"> or </text:span><text:span text:style-name="T114">subtracting </text:span><text:span text:style-name="T111">intervals </text:span><text:span text:style-name="T113">for interval_set</text:span><text:span text:style-name="T111"> is </text:span><text:span text:style-name="T113">O(n)</text:span><text:span text:style-name="T111">.</text:span><text:span text:style-name="T111"><text:line-break/></text:span><text:span text:style-name="T111"/></text:p>
                  </text:list-item>
                  <text:list-item>
                    <text:p text:id="id193"><text:span text:style-name="T111">For all other interval containers </text:span><text:span text:style-name="T114">adding</text:span><text:span text:style-name="T111"> or </text:span><text:span text:style-name="T114">subtracting </text:span><text:span text:style-name="T111">intervals has a </text:span><text:span text:style-name="T113">worst case performance of O(n lg(n))</text:span><text:span text:style-name="T111">.</text:span><text:span text:style-name="T111"><text:line-break/></text:span><text:span text:style-name="T111"/></text:p>
                  </text:list-item>
                  <text:list-item>
                    <text:p text:id="id194"><text:span text:style-name="T111">There is a </text:span><text:span text:style-name="T109">potential</text:span><text:span text:style-name="T111"> for optimization . . .</text:span><text:span text:style-name="T111"><text:line-break/></text:span><text:span text:style-name="T11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6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195">A <text:span text:style-name="T109">segment_tree</text:span> implementaion: A balanced tree,<text:line-break/>where . . .</text:p>
                <text:list>
                  <text:list-item>
                    <text:p text:id="id196">an interval represents a perfectly balanced subtree</text:p>
                  </text:list-item>
                  <text:list-item>
                    <text:p text:id="id197">large intervals are rotated towards the root<text:line-break/></text:p>
                  </text:list-item>
                </text:list>
              </text:list-item>
              <text:list-item>
                <text:p text:id="id198">First results</text:p>
                <text:list>
                  <text:list-item>
                    <text:p text:id="id199">much better worst case performance O(n) instead of O(n lg(n))</text:p>
                  </text:list-item>
                  <text:list-item>
                    <text:p text:id="id200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1">Completing and optimizing the segment_tree implementation of interval containers</text:p>
              </text:list-item>
              <text:list-item>
                <text:p text:id="id202">Implementing interval_maps of sets more efficiently<text:line-break/></text:p>
              </text:list-item>
              <text:list-item>
                <text:p text:id="id203">Revision of features of the extended itl (itl_plus.zip)</text:p>
                <text:list>
                  <text:list-item>
                    <text:p text:id="id204"><text:span text:style-name="T109">Decomposition of histories</text:span>: <text:span text:style-name="T119">k</text:span> histories <text:span text:style-name="T119">h</text:span><text:span text:style-name="T120">k</text:span> with attribute types <text:span text:style-name="T119">A</text:span><text:span text:style-name="T121">1</text:span><text:span text:style-name="T119">, ..., A</text:span><text:span text:style-name="T121">k</text:span> are <text:span text:style-name="T109">“</text:span><text:span text:style-name="T113">decomposed</text:span><text:span text:style-name="T109">”</text:span> to a product history of tuples of attribute sets:<text:line-break/><text:span text:style-name="T119">(h</text:span><text:span text:style-name="T121">1</text:span><text:span text:style-name="T119">&lt;T,A</text:span><text:span text:style-name="T121">1</text:span><text:span text:style-name="T119">&gt;,..., h&lt;T,A</text:span><text:span text:style-name="T121">k</text:span><text:span text:style-name="T119">&gt;) → h&lt;T, (set&lt;A</text:span><text:span text:style-name="T121">1</text:span><text:span text:style-name="T119">&gt;,…, set&lt;A</text:span><text:span text:style-name="T121">k</text:span><text:span text:style-name="T119">&gt;)&gt;</text:span><text:line-break/></text:p>
                  </text:list-item>
                  <text:list-item>
                    <text:p text:id="id205"><text:span text:style-name="T109">Cubes</text:span> (generalized crosstables): Applying <text:span text:style-name="T113">aggregate on collision</text:span> to <text:span text:style-name="T109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9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9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9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6"><text:line-break/></text:span><text:span text:style-name="T47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eparing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l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Currently only vc8 or newer<text:line-break/><text:span text:style-name="T66"><text:a xlink:href="https://svn.boost.org/svn/boost/sandbox/itl/boost/validate/">https://svn.boost.org/svn/boost/sandbox/itl/boost/validate/</text:a></text:span><text:span text:style-name="T66"><text:a xlink:href="https://svn.boost.org/svn/boost/sandbox/itl/libs/validate/">https://svn.boost.org/svn/boost/sandbox/itl/libs/validate/</text:a></text:span></text:p>
                    <text:p><text:span text:style-name="T66"/></text:p>
                  </text:list-item>
                </text:list>
              </text:list-item>
              <text:list-item>
                <text:p><text:span text:style-name="T66">jo.faulhaber@gmail.com</text:span></text:p>
                <text:list>
                  <text:list-header>
                    <text:p><text:span text:style-name="T6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&lt;Nummer&gt;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29</meta:editing-cycles>
    <meta:editing-duration>PT61H55M48S</meta:editing-duration>
    <meta:initial-creator>Joachim Faulhaber</meta:initial-creator>
    <dc:date>2009-05-10T01:22:02.82</dc:date>
    <dc:creator>Joachim Faulhaber</dc:cre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